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8" style:family="table-column">
      <style:table-column-properties fo:break-before="auto" style:column-width="6.458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2" style:family="table-column">
      <style:table-column-properties fo:break-before="auto" style:column-width="1.905cm"/>
    </style:style>
    <style:style style:name="co23" style:family="table-column">
      <style:table-column-properties fo:break-before="auto" style:column-width="6.56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6" style:family="table-column">
      <style:table-column-properties fo:break-before="auto" style:column-width="2.138cm"/>
    </style:style>
    <style:style style:name="co27" style:family="table-column">
      <style:table-column-properties fo:break-before="auto" style:column-width="3.256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89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921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2.974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5.186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1.342cm" fo:break-before="auto" style:use-optimal-row-height="true"/>
    </style:style>
    <style:style style:name="ro20" style:family="table-row">
      <style:table-row-properties style:row-height="2.131cm" fo:break-before="auto" style:use-optimal-row-height="true"/>
    </style:style>
    <style:style style:name="ro21" style:family="table-row">
      <style:table-row-properties style:row-height="7.555cm" fo:break-before="auto" style:use-optimal-row-height="true"/>
    </style:style>
    <style:style style:name="ro22" style:family="table-row">
      <style:table-row-properties style:row-height="4.791cm" fo:break-before="auto" style:use-optimal-row-height="true"/>
    </style:style>
    <style:style style:name="ro23" style:family="table-row">
      <style:table-row-properties style:row-height="0.894cm" fo:break-before="auto" style:use-optimal-row-height="true"/>
    </style:style>
    <style:style style:name="ro24" style:family="table-row">
      <style:table-row-properties style:row-height="9.529cm" fo:break-before="auto" style:use-optimal-row-height="true"/>
    </style:style>
    <style:style style:name="ro25" style:family="table-row">
      <style:table-row-properties style:row-height="2.08cm" fo:break-before="auto" style:use-optimal-row-height="true"/>
    </style:style>
    <style:style style:name="ro26" style:family="table-row">
      <style:table-row-properties style:row-height="1.685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8"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0"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1.889cm"/>
    </style:style>
    <style:style style:name="gr13" style:family="graphic">
      <style:graphic-properties draw:stroke="solid" svg:stroke-color="#000000" draw:fill="solid" draw:fill-color="#ffffff" fo:min-height="3.228cm"/>
    </style:style>
    <style:style style:name="gr14" style:family="graphic">
      <style:graphic-properties draw:stroke="solid" svg:stroke-color="#000000" draw:fill="solid" draw:fill-color="#ffffff" fo:min-height="4.49cm"/>
    </style:style>
    <style:style style:name="gr15" style:family="graphic">
      <style:graphic-properties draw:stroke="solid" svg:stroke-color="#000000" draw:fill="solid" draw:fill-color="#ff66cc" fo:min-height="6.63cm"/>
    </style:style>
    <style:style style:name="gr16" style:family="graphic">
      <style:graphic-properties draw:stroke="solid" svg:stroke-color="#000000" draw:fill="solid" draw:fill-color="#ffffff" fo:min-height="7.174cm"/>
    </style:style>
    <style:style style:name="gr17" style:family="graphic">
      <style:graphic-properties draw:stroke="solid" svg:stroke-color="#000000" draw:fill="solid" draw:fill-color="#ffffff" fo:min-height="2.982cm"/>
    </style:style>
    <style:style style:name="gr18" style:family="graphic">
      <style:graphic-properties draw:stroke="solid" svg:stroke-color="#000000" draw:fill="solid" draw:fill-color="#ffffff" fo:min-height="2.561cm"/>
    </style:style>
    <style:style style:name="gr19" style:family="graphic">
      <style:graphic-properties draw:stroke="solid" svg:stroke-color="#000000" draw:fill="solid" draw:fill-color="#ffffff" fo:min-height="6.683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5"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2">
          <table:table-cell table:number-columns-repeated="2"/>
          <table:table-cell office:value-type="string">
            <text:p>a0詳細操作領域sheet</text:p>
          </table:table-cell>
          <table:table-cell office:value-type="string">
            <text:p>新規を加えた</text:p>
          </table:table-cell>
        </table:table-row>
        <table:table-row table:style-name="ro3">
          <table:table-cell office:value-type="date" office:date-value="2021-07-23">
            <text:p>2021/07/23</text:p>
          </table:table-cell>
          <table:table-cell/>
          <table:table-cell office:value-type="string">
            <text:p>11人員詳細sheet</text:p>
          </table:table-cell>
          <table:table-cell office:value-type="string">
            <text:p>パスワード露出の権限をシステム管理者のみから管理者とシステム管理者のみにあらためた</text:p>
          </table:table-cell>
        </table:table-row>
        <table:table-row table:style-name="ro2">
          <table:table-cell office:value-type="date" office:date-value="2021-07-27">
            <text:p>2021/07/27</text:p>
          </table:table-cell>
          <table:table-cell/>
          <table:table-cell office:value-type="string">
            <text:p>35ログ確認sheet</text:p>
          </table:table-cell>
          <table:table-cell office:value-type="string">
            <text:p>システム情報メッセージを加えた</text:p>
          </table:table-cell>
        </table:table-row>
        <table:table-row table:style-name="ro1">
          <table:table-cell table:number-columns-repeated="3"/>
          <table:table-cell office:value-type="string">
            <text:p>検索文字を加えた</text:p>
          </table:table-cell>
        </table:table-row>
        <table:table-row table:style-name="ro1" table:number-rows-repeated="1048564">
          <table:table-cell table:number-columns-repeated="4"/>
        </table:table-row>
        <table:table-row table:style-name="ro1">
          <table:table-cell table:number-columns-repeated="4"/>
        </table:table-row>
      </table:table>
      <table:table table:name="a0詳細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3">
          <table:table-cell table:formula="of:=ROW()-1" office:value-type="float" office:value="2">
            <text:p>2</text:p>
          </table:table-cell>
          <table:table-cell office:value-type="string">
            <text:p>新規</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の下位に新規登録する詳細画面を表示する</text:p>
          </table:table-cell>
          <table:table-cell table:style-name="ce20" office:value-type="string">
            <text:p>本データの下位に新しいデータを追加します</text:p>
          </table:table-cell>
          <table:table-cell table:number-columns-repeated="1014"/>
        </table:table-row>
        <table:table-row table:style-name="ro4">
          <table:table-cell table:formula="of:=ROW()-1" office:value-type="float" office:value="3">
            <text:p>3</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5">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5">
            <text:p>5</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5">
          <table:table-cell table:formula="of:=ROW()-1" office:value-type="float" office:value="6">
            <text:p>6</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7">
            <text:p>7</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8">
            <text:p>8</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6">
          <table:table-cell table:number-columns-repeated="1024"/>
        </table:table-row>
        <table:table-row table:style-name="ro1">
          <table:table-cell table:number-columns-repeated="1024"/>
        </table:table-row>
      </table:table>
      <table:table table:name="a1一覧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7">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18"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28"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table:number-columns-repeated="1014"/>
          <table:table-cell table:style-name="ce14"/>
        </table:table-row>
        <table:table-row table:style-name="ro3">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4"/>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　またこの部署をアクセスする権限を有する部署人員を権限一覧に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7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4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table:table-column table:style-name="co4" table:default-cell-style-name="ce8"/>
        <table:table-column table:style-name="co5" table:default-cell-style-name="ce21"/>
        <table:table-column table:style-name="co22"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3"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table:number-columns-repeated="1015"/>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text:span><text:span text:style-name="T3">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人員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7">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3">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ext:p>管理者とシステム管理者のみ変更でき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管理者と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7cm" table:end-y="0.021cm" draw:z-index="2" draw:style-name="gr9" svg:width="6.7cm" svg:height="0.976cm" svg:x="0.406cm" svg:y="0.671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table:number-columns-repeated="1015"/>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2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　またこの人員をアクセスする権限を有する部署人員を権限一覧に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4cm" draw:z-index="0" draw:style-name="gr11" svg:width="16.494cm" svg:height="5.118cm" svg:x="0.594cm" svg:y="0.004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定義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8">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デフォルト設定</text:span></text:p>
          </table:table-cell>
          <table:table-cell table:number-columns-repeated="1015"/>
        </table:table-row>
        <table:table-row table:style-name="ro10">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自動作</text:span><text:span text:style-name="T3">業指示が存在する場合、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1">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2">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3">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4">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かを以下から選</text:span><text:span text:style-name="T3">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開始タ</text:span><text:span text:style-name="T3">イミングが存在する場合、エラーメッセージ【】を表示す</text:span><text:span text:style-name="T3">る</text:span></text:p>
          </table:table-cell>
          <table:table-cell office:value-type="string">
            <text:p>作業管理システムが作業者に作業開始を自動で指示するかどうかの指定です</text:p>
            <text:p><text:span text:style-name="T3">自動で出すためには、作業者をこの作業定義で入力する必</text:span><text:span text:style-name="T3">要があります</text:span></text:p>
          </table:table-cell>
          <table:table-cell table:number-columns-repeated="1014"/>
        </table:table-row>
        <table:table-row table:style-name="ro15">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2">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3">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6">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8">
          <table:table-cell table:formula="of:=ROW()-1" office:value-type="float" office:value="29">
            <text:p>29</text:p>
          </table:table-cell>
          <table:table-cell office:value-type="string">
            <text:p>了承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者からの作業了承が必要が不要かを設定</text:p>
          </table:table-cell>
          <table:table-cell table:style-name="ce20"/>
          <table:table-cell table:number-columns-repeated="1014"/>
        </table:table-row>
        <table:table-row table:style-name="ro8">
          <table:table-cell table:formula="of:=ROW()-1" office:value-type="float" office:value="30">
            <text:p>30</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開始報告が必要が不要かを設定</text:span></text:p>
          </table:table-cell>
          <table:table-cell table:style-name="ce20"/>
          <table:table-cell table:number-columns-repeated="1014"/>
        </table:table-row>
        <table:table-row table:style-name="ro8">
          <table:table-cell table:formula="of:=ROW()-1" office:value-type="float" office:value="31">
            <text:p>31</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完了報告が必要が不要かを設定</text:span></text:p>
          </table:table-cell>
          <table:table-cell table:style-name="ce20"/>
          <table:table-cell table:number-columns-repeated="1014"/>
        </table:table-row>
        <table:table-row table:style-name="ro4">
          <table:table-cell table:formula="of:=ROW()-1" office:value-type="float" office:value="32">
            <text:p>32</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text:span><text:span text:style-name="T3">全ての報告要否が不要であるにも関わず、ありである場</text:span><text:span text:style-name="T3">合、エラーメッセージ【】を表示し、かつ登録できなくす</text:span><text:span text:style-name="T3">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17">
          <table:table-cell table:formula="of:=ROW()-1" office:value-type="float" office:value="33">
            <text:p>33</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了承広告によるアクション</text:p>
            <text:p>・開始報告によるアクション</text:p>
            <text:p>・完了報告によるアクション</text:p>
            <text:p>・中断報告によるアクション</text:p>
            <text:p><text:span text:style-name="T3">・保留報告によるアクション</text:span></text:p>
            <text:p><text:span text:style-name="T3">以下の場合、エラーメッセージ【】を表示し、かつ確定で</text:span><text:span text:style-name="T3">きな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4">
            <text:p>34</text:p>
          </table:table-cell>
          <table:table-cell office:value-type="string">
            <text:p>上位作業との連動：了承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了承報告を受領した時に、上位作業が未だ了承状態でない場合、上位作業に了承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5">
            <text:p>35</text:p>
          </table:table-cell>
          <table:table-cell office:value-type="string">
            <text:p>上位作業との連動：開始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報告を受領した時に、上位作業が未だ開始状態でない場合、上位作業に開始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6">
            <text:p>36</text:p>
          </table:table-cell>
          <table:table-cell office:value-type="string">
            <text:p>上位作業との連動：完了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完了報告を受領した時に、上位作業が未だ完了状態でない場合、上位作業に完了報告を行う</text:p>
            <text:p>デフォルトはオフ</text:p>
            <text:p>上位が作業定義トップである場合は、オフにして入力不可にする</text:p>
          </table:table-cell>
          <table:table-cell table:number-columns-repeated="1015"/>
        </table:table-row>
        <table:table-row table:style-name="ro4">
          <table:table-cell table:formula="of:=ROW()-1" office:value-type="float" office:value="37">
            <text:p>37</text:p>
          </table:table-cell>
          <table:table-cell office:value-type="string">
            <text:p>上位作業との連動：中断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中断報告を受領した時に、上位作業が未だ中断状態でない場合、上位作業に中断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8">
            <text:p>38</text:p>
          </table:table-cell>
          <table:table-cell office:value-type="string">
            <text:p>上位作業との連動：保留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保留報告を受領した時に、上位作業が未だ保留状態でない場合、上位作業に保留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9">
            <text:p>39</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後工程作業内容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40">
            <text:p>40</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12">
          <table:table-cell table:formula="of:=ROW()-1" office:value-type="float" office:value="41">
            <text:p>41</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8">
          <table:table-cell table:formula="of:=ROW()-1" office:value-type="float" office:value="42">
            <text:p>42</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3">
            <text:p>43</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4">
            <text:p>44</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45">
            <text:p>45</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18">
          <table:table-cell table:formula="of:=ROW()-1" office:value-type="float" office:value="46">
            <text:p>46</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7">
            <text:p>47</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8">
            <text:p>48</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49">
            <text:p>49</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50">
            <text:p>50</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51">
            <text:p>51</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52">
            <text:p>52</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3">
            <text:p>53</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4">
            <text:p>54</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55">
            <text:p>55</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6">
            <text:p>56</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7">
            <text:p>57</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8">
            <text:p>58</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59">
            <text:p>59</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60">
            <text:p>60</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61">
            <text:p>61</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2">
            <text:p>62</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できる</text:span></text:p>
          </table:table-cell>
          <table:table-cell table:number-columns-repeated="1015"/>
        </table:table-row>
        <table:table-row table:style-name="ro6">
          <table:table-cell table:formula="of:=ROW()-1" office:value-type="float" office:value="63">
            <text:p>63</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4">
            <text:p>64</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table-cell>
            <draw:frame table:end-cell-address="17作業定義詳細.I70" table:end-x="7.443cm" table:end-y="0.399cm" draw:z-index="0" draw:style-name="gr12" svg:width="18.709cm" svg:height="1.889cm" svg:x="0.434cm" svg:y="0.485cm">
              <draw:text-box>
                <text:p>作業指示は、システム的には　作業指示テーブルの作成を意味する</text:p>
                <text:p>　作業定義テーブルでは、作業者は必ずしも必要ないが、作業指示テーブル上では必須となる</text:p>
                <text:p/>
              </draw:text-box>
            </draw:frame>
          </table:table-cell>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18作業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9作業指示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指示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指示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9作業指示トップ.I15" table:end-x="2.008cm" table:end-y="0.035cm" draw:z-index="1" draw:style-name="gr7" svg:width="16.494cm" svg:height="2.975cm" svg:x="0.001cm" svg:y="0.023cm">
              <draw:text-box>
                <text:p>概要に記す文字</text:p>
                <text:p>作業定義にある作業の実行を人員に指示し、また進捗を管理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0作業指示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指示名称を表示 クリックによりその作業指示詳細に遷移 作業指示の参照権限がある場合のみクリックできる</text:p>
          </table:table-cell>
          <table:table-cell table:number-columns-repeated="1015"/>
        </table:table-row>
        <table:table-row table:style-name="ro1">
          <table:table-cell table:formula="of:=ROW()-1" office:value-type="float" office:value="3">
            <text:p>3</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3">
          <table:table-cell table:formula="of:=ROW()-1" office:value-type="float" office:value="4">
            <text:p>4</text:p>
          </table:table-cell>
          <table:table-cell office:value-type="string">
            <text:p>作業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者を表示</text:p>
            <text:p><text:span text:style-name="T3">クリックによりその詳細画面に遷移</text:span></text:p>
          </table:table-cell>
          <table:table-cell table:number-columns-repeated="1015"/>
        </table:table-row>
        <table:table-row table:style-name="ro1">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指示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20作業指示一覧.I15" table:end-x="1.691cm" table:end-y="0.356cm" draw:z-index="1" draw:style-name="gr4" svg:width="16.494cm" svg:height="1.623cm" svg:x="0cm" svg:y="0.21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21作業指示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0">
          <table:table-cell table:formula="of:=ROW()-1" office:value-type="float" office:value="2">
            <text:p>2</text:p>
          </table:table-cell>
          <table:table-cell office:value-type="string">
            <text:p>付与文字列</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名称に付与する文字列　付与した文字列が作業指示名称となる</text:p>
            <text:p>新規登録時には、作業指示詳細の画面を開いた日時-yyyymmddhhMMssをデフォルト表示</text:p>
            <text:p>※自動登録時にも同様の文字列が設定される</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作業連絡未</text:p>
            <text:p>中断取消や保留取消なら作業中</text:p>
            <text:p>とする</text:p>
          </table:table-cell>
          <table:table-cell table:number-columns-repeated="1015"/>
        </table:table-row>
        <table:table-row table:style-name="ro21">
          <table:table-cell table:formula="of:=ROW()-1" office:value-type="float" office:value="12">
            <text:p>12</text:p>
          </table:table-cell>
          <table:table-cell office:value-type="string">
            <text:p>指示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指示事項のみ</text:p>
            <text:p>・作業連絡</text:p>
            <text:p>・開始指示</text:p>
            <text:p>・中断指示</text:p>
            <text:p>・連絡保留</text:p>
            <text:p>・開始保留</text:p>
            <text:p>・状況最新化</text:p>
            <text:p>・開始指示取消</text:p>
            <text:p>・中断指示取消</text:p>
            <text:p>・連絡保留取消</text:p>
            <text:p>・開始保留取消</text:p>
            <text:p>連絡済である場合は、作業連絡を表示しない</text:p>
            <text:p>開始済または自動での開始指示のみである場合は開始指示を表示しない</text:p>
            <text:p>未だ開始していない場合は中断指示を表示しない</text:p>
            <text:p>既に開始している場合は開始保留を表示しない</text:p>
            <text:p>完了している場合は、指示選択自体を入力不可にする</text:p>
          </table:table-cell>
          <table:table-cell office:value-type="string">
            <text:p>指示事項のみを選択すると、いかなるイベントをも発生することなく指示事項の連絡のみを行います</text:p>
            <text:p>作業連絡は、作業内容を作業者に連絡するものです　自動で作業連絡を行う場合もありますので、付帯定義一覧を参照してください 開始指示は、作業の開始を作業者に指示するものです　自動で作業開始を行う場合もありますので、付帯定義一覧を参照してください 連絡保留で自動による作業指示を保留します 開始保留は、作業者に開始の保留を連絡するものです　自動による作業開始も行わなくなります</text:p>
          </table:table-cell>
          <table:table-cell table:number-columns-repeated="1014"/>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8">
          <table:table-cell table:formula="of:=ROW()-1" office:value-type="float" office:value="14">
            <text:p>14</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指示選択の内容と作業指示備考を作業者に指示す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5">
            <text:p>15</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6">
            <text:p>16</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状態にする</text:span></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18">
            <text:p>18</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開始報告要否、完了報告要否双方が不要であるにも関わず</text:span><text:span text:style-name="T3">、ありである場合、エラーメッセージを表示し、かつ確定</text:span><text:span text:style-name="T3">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22">
          <table:table-cell table:formula="of:=ROW()-1" office:value-type="float" office:value="19">
            <text:p>19</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かつ確定できな</text:span><text:span text:style-name="T3">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0">
            <text:p>20</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1">
            <text:p>2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2">
            <text:p>2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3">
            <text:p>2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4">
            <text:p>2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5">
            <text:p>2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6">
            <text:p>2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7">
            <text:p>2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28">
            <text:p>2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29">
            <text:p>2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1">
            <text:p>3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2">
            <text:p>3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3">
            <text:p>33</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4">
            <text:p>34</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表示</text:span></text:p>
          </table:table-cell>
          <table:table-cell table:number-columns-repeated="1015"/>
        </table:table-row>
        <table:table-row table:style-name="ro5">
          <table:table-cell table:formula="of:=ROW()-1" office:value-type="float" office:value="35">
            <text:p>35</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6">
            <text:p>36</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7">
            <text:p>37</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38">
            <text:p>38</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できる</text:span></text:p>
          </table:table-cell>
          <table:table-cell table:number-columns-repeated="1015"/>
        </table:table-row>
        <table:table-row table:style-name="ro6">
          <table:table-cell table:formula="of:=ROW()-1" office:value-type="float" office:value="39">
            <text:p>3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21作業指示詳細.I52" table:end-x="5.011cm" table:end-y="0.451cm" draw:z-index="1" draw:style-name="gr4" svg:width="16.494cm" svg:height="1.623cm" svg:x="0.217cm" svg:y="0.31cm">
              <draw:text-box>
                <text:p>作業指示を登録すると、作業定義上下位の作業定義についても、作業指示が作成される</text:p>
                <text:p>下位の作業指示は、登録した作業指示と同じ付与文字列となる</text:p>
                <text:p/>
              </draw:text-box>
            </draw:frame>
          </table:table-cell>
          <table:table-cell table:number-columns-repeated="1022"/>
        </table:table-row>
        <table:table-row table:style-name="ro1" table:number-rows-repeated="1048526">
          <table:table-cell table:number-columns-repeated="1024"/>
        </table:table-row>
        <table:table-row table:style-name="ro1">
          <table:table-cell table:number-columns-repeated="1024"/>
        </table:table-row>
      </table:table>
      <table:table table:name="23作業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number-columns-repeated="1024"/>
        </table:table-row>
        <table:table-row table:style-name="ro1">
          <table:table-cell/>
          <table:table-cell>
            <draw:frame table:end-cell-address="23作業一覧.I9" table:end-x="1.881cm" table:end-y="0.475cm" draw:z-index="1" draw:style-name="gr13" svg:width="16.494cm" svg:height="3.228cm" svg:x="0.19cm" svg:y="0.209cm">
              <draw:text-box>
                <text:p>作業一覧の画面項目は、画面タイトルを除き作業指示一覧と同じである</text:p>
                <text:p>違う点は</text:p>
                <text:p>作業指示一覧には、未だ作業連絡が行われていない作業も一覧に表示されるが</text:p>
                <text:p>作業一覧には、作業者への作業連絡が行われた作業のみが表示される点にある</text:p>
                <text:p/>
              </draw:text-box>
            </draw:frame>
          </table:table-cell>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3">
          <table:table-cell table:formula="of:=ROW()-1" office:value-type="float" office:value="1">
            <text:p>1</text:p>
          </table:table-cell>
          <table:table-cell office:value-type="string">
            <text:p>作業指示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3">
          <table:table-cell table:formula="of:=ROW()-1" office:value-type="float" office:value="2">
            <text:p>2</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指示のDB登録時に割り振られた番号</text:p>
            <text:p><text:span text:style-name="T3">クリックによりその詳細画面に遷移</text:span></text:p>
          </table:table-cell>
          <table:table-cell table:number-columns-repeated="1015"/>
        </table:table-row>
        <table:table-row table:style-name="ro5">
          <table:table-cell table:formula="of:=ROW()-1" office:value-type="float" office:value="3">
            <text:p>3</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作業指示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2">
          <table:table-cell table:formula="of:=ROW()-1" office:value-type="float" office:value="6">
            <text:p>6</text:p>
          </table:table-cell>
          <table:table-cell table:style-name="ce6" office:value-type="string">
            <text:p>作業指示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を出した日</text:p>
          </table:table-cell>
          <table:table-cell table:number-columns-repeated="1015"/>
        </table:table-row>
        <table:table-row table:style-name="ro3">
          <table:table-cell table:formula="of:=ROW()-1" office:value-type="float" office:value="7">
            <text:p>7</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した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8">
            <text:p>8</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9">
            <text:p>9</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1">
          <table:table-cell table:formula="of:=ROW()-1" office:value-type="float" office:value="10">
            <text:p>10</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24">
          <table:table-cell table:formula="of:=ROW()-1" office:value-type="float" office:value="11">
            <text:p>11</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報告のみ</text:p>
            <text:p>・了承</text:p>
            <text:p>・開始</text:p>
            <text:p>・中断</text:p>
            <text:p>・保留</text:p>
            <text:p>・完了</text:p>
            <text:p>・開始取消</text:p>
            <text:p>・中断取消</text:p>
            <text:p>・保留取消</text:p>
            <text:p>作業定義にて了承報告要否が不要なら了承を表示しない</text:p>
            <text:p><text:span text:style-name="T3">作業定義にて開始報告要否が不要なら開始を表示しない</text:span></text:p>
            <text:p><text:span text:style-name="T3">作業定義にて完了報告要否が不要なら完了を表示しない</text:span></text:p>
            <text:p>開始済である場合は、開始を表示しない</text:p>
            <text:p>未だ開始していない場合は中断や保留や完了を表示しない</text:p>
            <text:p><text:span text:style-name="T3">開始していない場合は開始取消を表示しない</text:span></text:p>
            <text:p><text:span text:style-name="T3">中断していない場合は中断取消を表示しない</text:span></text:p>
            <text:p>保留していない場合は保留取消を表示しない</text:p>
            <text:p>完了している場合は開始を表示する（何らかの事情で再度行うべき場合）</text:p>
          </table:table-cell>
          <table:table-cell office:value-type="string">
            <text:p>報告のみを選択すると、報告を受領した側ではイベントは発生しません　報告事項の報告のみとなります</text:p>
          </table:table-cell>
          <table:table-cell table:number-columns-repeated="1014"/>
        </table:table-row>
        <table:table-row table:style-name="ro3">
          <table:table-cell table:formula="of:=ROW()-1" office:value-type="float" office:value="12">
            <text:p>12</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8">
          <table:table-cell table:formula="of:=ROW()-1" office:value-type="float" office:value="13">
            <text:p>13</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　取消であっても行を消さずに、一行加える</text:p>
          </table:table-cell>
          <table:table-cell table:number-columns-repeated="1015"/>
        </table:table-row>
        <table:table-row table:style-name="ro5">
          <table:table-cell table:formula="of:=ROW()-1" office:value-type="float" office:value="14">
            <text:p>14</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5">
            <text:p>15</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6">
            <text:p>16</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7">
            <text:p>17</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18">
            <text:p>18</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9">
            <text:p>1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25付帯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5">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4"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3">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を表示</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7掲示板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掲示板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掲示板にアクセスする権限が部署や人員に加わる</text:p>
          </table:table-cell>
          <table:table-cell table:number-columns-repeated="1022"/>
        </table:table-row>
        <table:table-row table:style-name="ro1">
          <table:table-cell/>
          <table:table-cell office:value-type="string">
            <text:p>※下位の掲示板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7掲示板トップ.I15" table:end-x="2.008cm" table:end-y="0.035cm" draw:z-index="1" draw:style-name="gr7" svg:width="16.494cm" svg:height="2.975cm" svg:x="0.001cm" svg:y="0.023cm">
              <draw:text-box>
                <text:p>概要に記す文字</text:p>
                <text:p>作業手順など様々な情報を記載する掲示板で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5">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掲示板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0">
            <text:p>10</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0権限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0権限一覧.B11" table:end-x="5.895cm" table:end-y="0.612cm" draw:z-index="0" draw:style-name="gr15"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0"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0"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1マイツリー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マイ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マイツリー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31マイツリートップ.I15" table:end-x="2.008cm" table:end-y="0.035cm" draw:z-index="0" draw:style-name="gr7" svg:width="16.494cm" svg:height="2.975cm" svg:x="0.001cm" svg:y="0.023cm">
              <draw:text-box>
                <text:p>概要に記す文字</text:p>
                <text:p>頻繁に用いる機能をここに登録して作業を効率化しましょう</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2マイツリー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タイトル</text:p>
            <text:p><text:span text:style-name="T3">クリックにより、当該機能の詳細画面に遷移する</text:span></text:p>
          </table:table-cell>
          <table:table-cell table:number-columns-repeated="1015"/>
        </table:table-row>
        <table:table-row table:style-name="ro1">
          <table:table-cell table:formula="of:=ROW()-1" office:value-type="float" office:value="3">
            <text:p>3</text:p>
          </table:table-cell>
          <table:table-cell office:value-type="string">
            <text:p>機能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機能種別を表示</text:p>
          </table:table-cell>
          <table:table-cell table:number-columns-repeated="1015"/>
        </table:table-row>
        <table:table-row table:style-name="ro1">
          <table:table-cell table:formula="of:=ROW()-1" office:value-type="float" office:value="4">
            <text:p>4</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5">
            <text:p>5</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ext:p>参照権限がある場合のみ</text:p>
          </table:table-cell>
          <table:table-cell table:number-columns-repeated="1015"/>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機能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機能の情報をクリップボードにコピーする</text:p>
          </table:table-cell>
          <table:table-cell table:number-columns-repeated="1015"/>
        </table:table-row>
        <table:table-row table:style-name="ro8">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マイツリーから削除する　元データは削除しない</text:p>
            <text:p><text:span text:style-name="T3">デフォルトは選択不可であり、詳細領域で削除有効化をチ</text:span><text:span text:style-name="T3">ェックすると、選択できるようになる</text:span></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33システム設定" table:style-name="ta3">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システム設定の概要を説明</text:p>
          </table:table-cell>
          <table:table-cell table:number-columns-repeated="1015"/>
        </table:table-row>
        <table:table-row table:style-name="ro5">
          <table:table-cell table:formula="of:=ROW()-1" office:value-type="float" office:value="2">
            <text:p>2</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ext:p>デフォルトは通知する</text:p>
          </table:table-cell>
          <table:table-cell table:number-columns-repeated="1015"/>
        </table:table-row>
        <table:table-row table:style-name="ro1">
          <table:table-cell table:formula="of:=ROW()-1" office:value-type="float" office:value="3">
            <text:p>3</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2">
          <table:table-cell table:formula="of:=ROW()-1" office:value-type="float" office:value="4">
            <text:p>4</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9">
            <text:p>9</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10">
            <text:p>10</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6">
          <table:table-cell table:formula="of:=ROW()-1" office:value-type="float" office:value="11">
            <text:p>11</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5">
          <table:table-cell table:formula="of:=ROW()-1" office:value-type="float" office:value="12">
            <text:p>12</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ext:p>デフォルトは通知する</text:p>
          </table:table-cell>
          <table:table-cell table:number-columns-repeated="1015"/>
        </table:table-row>
        <table:table-row table:style-name="ro8">
          <table:table-cell table:formula="of:=ROW()-1" office:value-type="float" office:value="13">
            <text:p>13</text:p>
          </table:table-cell>
          <table:table-cell office:value-type="string">
            <text:p>新規ログイン後パスワード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新規ログイン後パスワード更新の強制を用いるかを設定</text:p>
            <text:p>デフォルトは要</text:p>
          </table:table-cell>
          <table:table-cell table:number-columns-repeated="1015"/>
        </table:table-row>
        <table:table-row table:style-name="ro5">
          <table:table-cell table:formula="of:=ROW()-1" office:value-type="float" office:value="14">
            <text:p>14</text:p>
          </table:table-cell>
          <table:table-cell office:value-type="string">
            <text:p>パスワード定期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パスワード定期更新の強制を用いるかを設定</text:p>
            <text:p>デフォルトは要</text:p>
          </table:table-cell>
          <table:table-cell table:number-columns-repeated="1015"/>
        </table:table-row>
        <table:table-row table:style-name="ro7">
          <table:table-cell table:formula="of:=ROW()-1" office:value-type="float" office:value="15">
            <text:p>15</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定期更新強制要否が要の場合のみ表示</text:p>
            <text:p>パスワード更新のタイミングが何か月毎かを設定</text:p>
            <text:p>デフォルトは6</text:p>
          </table:table-cell>
          <table:table-cell table:number-columns-repeated="1015"/>
        </table:table-row>
        <table:table-row table:style-name="ro1">
          <table:table-cell table:formula="of:=ROW()-1" office:value-type="float" office:value="16">
            <text:p>16</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draw:custom-shape table:end-cell-address="33システム設定.I20" table:end-x="6.004cm" table:end-y="0.182cm" draw:z-index="1" draw:name="吹き出し: 角を丸めた四角形 1" draw:style-name="gr2" draw:text-style-name="P3" svg:width="4.979cm" svg:height="1.207cm" svg:x="1.025cm" svg:y="0.457cm">
              <text:p text:style-name="P2"><text:span text:style-name="T2">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7">
            <text:p>17</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8">
            <text:p>18</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1">
            <text:p>2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3システム設定.I40" table:end-x="7.432cm" table:end-y="0.134cm" draw:z-index="0" draw:style-name="gr16" svg:width="21.689cm" svg:height="7.174cm" svg:x="0.272cm" svg:y="0.367cm">
              <draw:text-box>
                <text:p>本画面は、顧客側のシステム管理者が設定する画面である</text:p>
                <text:p/>
                <text:p>休止期間には、顧客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text:p>概要に記す文字</text:p>
                <text:p>システム全般に関わる設定を行います</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ファイル取込"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取込の概要を説明</text:p>
          </table:table-cell>
          <table:table-cell table:number-columns-repeated="1015"/>
        </table:table-row>
        <table:table-row table:style-name="ro4">
          <table:table-cell table:formula="of:=ROW()-1" office:value-type="float" office:value="2">
            <text:p>2</text:p>
          </table:table-cell>
          <table:table-cell office:value-type="string">
            <text:p>取込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text:span><text:span text:style-name="T3">板</text:span></text:p>
            <text:p><text:span text:style-name="T3">統合システム管理者である場合は、以下を列記</text:span></text:p>
            <text:p><text:span text:style-name="T3">人員、部署、作業場所、作業定義、作業指示、作業、掲示</text:span><text:span text:style-name="T3">板、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取込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5">
          <table:table-cell table:formula="of:=ROW()-1" office:value-type="float" office:value="7">
            <text:p>7</text:p>
          </table:table-cell>
          <table:table-cell table:style-name="ce20" office:value-type="string">
            <text:p>同一名称への処理</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名称が同じであった場合の挙動を以下から選ぶ</text:p>
            <text:p>・新規登録</text:p>
            <text:p>・上書</text:p>
          </table:table-cell>
          <table:table-cell office:value-type="string">
            <text:p>IDが同じであった場合は、無条件に上書きされます</text:p>
          </table:table-cell>
          <table:table-cell table:number-columns-repeated="1014"/>
        </table:table-row>
        <table:table-row table:style-name="ro23">
          <table:table-cell table:formula="of:=ROW()-1" office:value-type="float" office:value="8">
            <text:p>8</text:p>
          </table:table-cell>
          <table:table-cell table:style-name="ce20" office:value-type="string">
            <text:p>ファイル選択</text:p>
          </table:table-cell>
          <table:table-cell table:style-name="ce11" office:value-type="string">
            <text:p>ファイル選択</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取込対象のファイルを選択する</text:p>
            <text:p>拡張子はcsvが優先</text:p>
          </table:table-cell>
          <table:table-cell table:number-columns-repeated="1015"/>
        </table:table-row>
        <table:table-row table:style-name="ro1">
          <table:table-cell table:formula="of:=ROW()-1" office:value-type="float" office:value="9">
            <text:p>9</text:p>
          </table:table-cell>
          <table:table-cell table:style-name="ce20" office:value-type="string">
            <text:p>ファイル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ファイル選択で選んだファイル</text:p>
          </table:table-cell>
          <table:table-cell table:number-columns-repeated="1015"/>
        </table:table-row>
        <table:table-row table:style-name="ro5">
          <table:table-cell table:formula="of:=ROW()-1" office:value-type="float" office:value="10">
            <text:p>10</text:p>
          </table:table-cell>
          <table:table-cell office:value-type="string">
            <text:p>検査</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取込ファイルを検査し検査結果を取込メッセージに表示する</text:p>
            <text:p>取込自体は行わない</text:p>
          </table:table-cell>
          <table:table-cell table:number-columns-repeated="1015"/>
        </table:table-row>
        <table:table-row table:style-name="ro1">
          <table:table-cell table:formula="of:=ROW()-1" office:value-type="float" office:value="11">
            <text:p>1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ファイル取込を実行する</text:p>
          </table:table-cell>
          <table:table-cell table:number-columns-repeated="1015"/>
        </table:table-row>
        <table:table-row table:style-name="ro1">
          <table:table-cell table:formula="of:=ROW()-1" office:value-type="float" office:value="12">
            <text:p>12</text:p>
          </table:table-cell>
          <table:table-cell office:value-type="string">
            <text:p>取込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取込ログを表示する</text:p>
          </table:table-cell>
          <table:table-cell table:number-columns-repeated="1015"/>
        </table:table-row>
        <table:table-row table:style-name="ro7">
          <table:table-cell table:formula="of:=ROW()-1" office:value-type="float" office:value="13">
            <text:p>13</text:p>
          </table:table-cell>
          <table:table-cell office:value-type="string">
            <text:p>取込ファイル仕様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PDFで記された取込ファイルのファイル仕様を表示する　右クリックでダウンロードもできる</text:p>
          </table:table-cell>
          <table:table-cell table:number-columns-repeated="1015"/>
        </table:table-row>
        <table:table-row table:style-name="ro1">
          <table:table-cell/>
          <table:table-cell>
            <draw:frame table:end-cell-address="34ファイル取込.I21" table:end-x="3.61cm" table:end-y="0.404cm" draw:z-index="0" draw:style-name="gr17" svg:width="17.707cm" svg:height="2.982cm" svg:x="0.432cm" svg:y="0.385cm">
              <draw:text-box>
                <text:p>取込メッセージには、メッセージ一覧の以下を表示する</text:p>
                <text:p>【】</text:p>
                <text:p/>
                <text:p>概要に記す文字</text:p>
                <text:p text:style-name="P5"><text:span text:style-name="T1">人員、部署、作業場所、作業定義、作業指示、作業、掲示板に対して、外部システムからファイルで取り込みます　ファイル仕様は取込ファイル仕様書を参考にしてください</text:span></text:p>
                <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5ファイル出力"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出力の概要を説明</text:p>
          </table:table-cell>
          <table:table-cell table:number-columns-repeated="1015"/>
        </table:table-row>
        <table:table-row table:style-name="ro4">
          <table:table-cell table:formula="of:=ROW()-1" office:value-type="float" office:value="2">
            <text:p>2</text:p>
          </table:table-cell>
          <table:table-cell office:value-type="string">
            <text:p>出力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text:span><text:span text:style-name="T3">板、全て</text:span></text:p>
            <text:p><text:span text:style-name="T3">統合システム管理者である場合は、以下を列記</text:span></text:p>
            <text:p><text:span text:style-name="T3">人員、部署、作業場所、作業定義、作業指示、作業、掲示</text:span><text:span text:style-name="T3">板、全て、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1">
          <table:table-cell table:formula="of:=ROW()-1" office:value-type="float" office:value="7">
            <text:p>7</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ダウンロードを実行する</text:p>
          </table:table-cell>
          <table:table-cell table:number-columns-repeated="1015"/>
        </table:table-row>
        <table:table-row table:style-name="ro1">
          <table:table-cell/>
          <table:table-cell table:style-name="ce6">
            <draw:frame table:end-cell-address="35ファイル出力.I14" table:end-x="3.448cm" table:end-y="0.33cm" draw:z-index="0" draw:style-name="gr18" svg:width="17.707cm" svg:height="2.561cm" svg:x="0.27cm" svg:y="0.238cm">
              <draw:text-box>
                <text:p>概要に記す文字</text:p>
                <text:p text:style-name="P5"><text:span text:style-name="T1">人員、部署、作業場所、作業定義、作業指示、作業、掲示板にある内容をファイル出力します</text:span></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6ログ確認"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ログ確認の概要を説明</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3">
          <table:table-cell table:formula="of:=ROW()-1" office:value-type="float" office:value="5">
            <text:p>5</text:p>
          </table:table-cell>
          <table:table-cell office:value-type="string">
            <text:p>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出力対象とする部署番号</text:p>
            <text:p>未入力で全ての部署人員</text:p>
          </table:table-cell>
          <table:table-cell table:number-columns-repeated="1015"/>
        </table:table-row>
        <table:table-row table:style-name="ro3">
          <table:table-cell table:formula="of:=ROW()-1" office:value-type="float" office:value="6">
            <text:p>6</text:p>
          </table:table-cell>
          <table:table-cell office:value-type="string">
            <text:p>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顧客詳細に遷移する</text:p>
            <text:p>顧客番号に該当する部署の名称</text:p>
          </table:table-cell>
          <table:table-cell table:number-columns-repeated="1015"/>
        </table:table-row>
        <table:table-row table:style-name="ro3">
          <table:table-cell table:formula="of:=ROW()-1" office:value-type="float" office:value="7">
            <text:p>7</text:p>
          </table:table-cell>
          <table:table-cell office:value-type="string">
            <text:p>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の候補を一覧表示し、選択するとその番号が部署番号に表示される</text:p>
          </table:table-cell>
          <table:table-cell table:number-columns-repeated="1015"/>
        </table:table-row>
        <table:table-row table:style-name="ro26">
          <table:table-cell table:formula="of:=ROW()-1" office:value-type="float" office:value="8">
            <text:p>8</text:p>
          </table:table-cell>
          <table:table-cell table:style-name="ce20" office:value-type="string">
            <text:p>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表示対象とする時間的範囲</text:p>
            <text:p>デフォルトは、開始年月日時刻には本画面を表示した日の0時0分　終了年月日時刻には本画面を表示した日時</text:p>
          </table:table-cell>
          <table:table-cell table:number-columns-repeated="1015"/>
        </table:table-row>
        <table:table-row table:style-name="ro3">
          <table:table-cell table:formula="of:=ROW()-1" office:value-type="float" office:value="9">
            <text:p>9</text:p>
          </table:table-cell>
          <table:table-cell table:style-name="ce20" office:value-type="string">
            <text:p>通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通常メッセージログを表示するかどうかを指定</text:p>
            <text:p>デフォルトはオフ</text:p>
          </table:table-cell>
          <table:table-cell table:number-columns-repeated="1015"/>
        </table:table-row>
        <table:table-row table:style-name="ro3">
          <table:table-cell table:formula="of:=ROW()-1" office:value-type="float" office:value="10">
            <text:p>10</text:p>
          </table:table-cell>
          <table:table-cell table:style-name="ce20" office:value-type="string">
            <text:p>警告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警告メッセージログを表示するかどうかを指定</text:p>
            <text:p>デフォルトはオン</text:p>
          </table:table-cell>
          <table:table-cell table:number-columns-repeated="1015"/>
        </table:table-row>
        <table:table-row table:style-name="ro3">
          <table:table-cell table:formula="of:=ROW()-1" office:value-type="float" office:value="11">
            <text:p>11</text:p>
          </table:table-cell>
          <table:table-cell table:style-name="ce20" office:value-type="string">
            <text:p>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異常メッセージログを表示するかどうかを指定</text:p>
            <text:p>デフォルトはオン</text:p>
          </table:table-cell>
          <table:table-cell table:number-columns-repeated="1015"/>
        </table:table-row>
        <table:table-row table:style-name="ro3">
          <table:table-cell table:formula="of:=ROW()-1" office:value-type="float" office:value="12">
            <text:p>12</text:p>
          </table:table-cell>
          <table:table-cell table:style-name="ce20" office:value-type="string">
            <text:p>正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正常メッセージログを表示するかどうかを指定</text:p>
            <text:p>デフォルトはオン</text:p>
          </table:table-cell>
          <table:table-cell table:number-columns-repeated="1015"/>
        </table:table-row>
        <table:table-row table:style-name="ro8">
          <table:table-cell table:formula="of:=ROW()-1" office:value-type="float" office:value="13">
            <text:p>13</text:p>
          </table:table-cell>
          <table:table-cell table:style-name="ce20" office:value-type="string">
            <text:p>システム情報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情報メッセージログを表示するかどうかを指定</text:p>
            <text:p>デフォルトはオフ</text:p>
          </table:table-cell>
          <table:table-cell table:number-columns-repeated="1015"/>
        </table:table-row>
        <table:table-row table:style-name="ro8">
          <table:table-cell table:formula="of:=ROW()-1" office:value-type="float" office:value="14">
            <text:p>14</text:p>
          </table:table-cell>
          <table:table-cell table:style-name="ce20" office:value-type="string">
            <text:p>システム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異常メッセージログを表示するかどうかを指定</text:p>
            <text:p>デフォルトはオフ</text:p>
          </table:table-cell>
          <table:table-cell table:number-columns-repeated="1015"/>
        </table:table-row>
        <table:table-row table:style-name="ro23">
          <table:table-cell table:formula="of:=ROW()-1" office:value-type="float" office:value="15">
            <text:p>15</text:p>
          </table:table-cell>
          <table:table-cell table:style-name="ce6" office:value-type="string">
            <text:p>検索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17" office:value-type="string">
            <text:p>一覧操作領域</text:p>
          </table:table-cell>
          <table:table-cell/>
          <table:table-cell table:style-name="ce20" office:value-type="string">
            <text:p>検索する文字　ロ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6">
            <text:p>1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件数を表示する</text:p>
          </table:table-cell>
          <table:table-cell table:number-columns-repeated="1015"/>
        </table:table-row>
        <table:table-row table:style-name="ro3">
          <table:table-cell table:formula="of:=ROW()-1" office:value-type="float" office:value="17">
            <text:p>17</text:p>
          </table:table-cell>
          <table:table-cell office:value-type="string">
            <text:p>表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検索条件に従いログをログ表示領域に表示する</text:p>
          </table:table-cell>
          <table:table-cell table:number-columns-repeated="1015"/>
        </table:table-row>
        <table:table-row table:style-name="ro1">
          <table:table-cell table:formula="of:=ROW()-1" office:value-type="float" office:value="18">
            <text:p>18</text:p>
          </table:table-cell>
          <table:table-cell office:value-type="string">
            <text:p>ログ表示領域</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動作ログを表示する</text:p>
          </table:table-cell>
          <table:table-cell table:number-columns-repeated="1015"/>
        </table:table-row>
        <table:table-row table:style-name="ro3">
          <table:table-cell table:formula="of:=ROW()-1" office:value-type="float" office:value="19">
            <text:p>19</text:p>
          </table:table-cell>
          <table:table-cell office:value-type="string">
            <text:p>ダウンロード</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表示しているログのダウンロードを実行する</text:p>
          </table:table-cell>
          <table:table-cell table:number-columns-repeated="1015"/>
        </table:table-row>
        <table:table-row table:style-name="ro1">
          <table:table-cell/>
          <table:table-cell table:style-name="ce6">
            <draw:frame table:end-cell-address="36ログ確認.I35" table:end-x="1.591cm" table:end-y="0.177cm" draw:z-index="0" draw:style-name="gr19" svg:width="15.93cm" svg:height="6.683cm" svg:x="0.19cm" svg:y="0.408cm">
              <draw:text-box>
                <text:p>顧客には、他顧客のログやシステム情報メッセージ、システム異常メッセージを見せない</text:p>
                <text:p/>
                <text:p>概要に記す文字</text:p>
                <text:p><text:span text:style-name="T3">動作ログを表示し、ファイル出力します</text:span></text:p>
                <text:p><text:span text:style-name="T3"/></text:p>
                <text:p><text:span text:style-name="T3">ログ表示領域に表示する文字</text:span></text:p>
                <text:p><text:span text:style-name="T3">統合システム管理者でない場合</text:span></text:p>
                <text:p><text:span text:style-name="T3">ログ出力日時　類別（</text:span><text:span text:style-name="T3">nm wn er ok</text:span><text:span text:style-name="T3">）　アクセスユーザ　機能　ログ</text:span></text:p>
                <text:p><text:span text:style-name="T3"/></text:p>
                <text:p><text:span text:style-name="T3">統合システム管理者である場合</text:span></text:p>
                <text:p><text:span text:style-name="T3">ログ出力日時　類別（</text:span><text:span text:style-name="T3">nm wn er ok si sy</text:span><text:span text:style-name="T3">）顧客名　アクセスユーザ　機能　プログラムパス　ログ</text:span></text:p>
              </draw:text-box>
            </draw:frame>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37ネットワーク設定"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ネットワーク設定の概要を説明</text:p>
          </table:table-cell>
          <table:table-cell table:number-columns-repeated="1015"/>
        </table:table-row>
        <table:table-row table:style-name="ro1">
          <table:table-cell table:formula="of:=ROW()-1" office:value-type="float" office:value="2">
            <text:p>2</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3">
            <text:p>3</text:p>
          </table:table-cell>
          <table:table-cell office:value-type="string">
            <text:p>パスワード</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4">
            <text:p>4</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7" office:value-type="string">
            <text:p>詳細領域</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1">
          <table:table-cell table:formula="of:=ROW()-1" office:value-type="float" office:value="5">
            <text:p>5</text:p>
          </table:table-cell>
          <table:table-cell office:value-type="string">
            <text:p>メールアカウント名</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6">
            <text:p>6</text:p>
          </table:table-cell>
          <table:table-cell office:value-type="string">
            <text:p>受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9">
          <table:table-cell table:formula="of:=ROW()-1" office:value-type="float" office:value="7">
            <text:p>7</text:p>
          </table:table-cell>
          <table:table-cell office:value-type="string">
            <text:p>受信サーバ通信方式</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を表示</text:p>
            <text:p>・POP</text:p>
            <text:p>・IMAP</text:p>
          </table:table-cell>
          <table:table-cell table:number-columns-repeated="1015"/>
        </table:table-row>
        <table:table-row table:style-name="ro9">
          <table:table-cell table:formula="of:=ROW()-1" office:value-type="float" office:value="8">
            <text:p>8</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受信サーバ通信方式がPOPなら995をデフォルト表示</text:p>
            <text:p><text:span text:style-name="T3">受信サーバ通信方式が</text:span><text:span text:style-name="T3">IMAP</text:span><text:span text:style-name="T3">なら</text:span><text:span text:style-name="T3">993</text:span><text:span text:style-name="T3">をデフォルト表示</text:span></text:p>
          </table:table-cell>
          <table:table-cell table:number-columns-repeated="1015"/>
        </table:table-row>
        <table:table-row table:style-name="ro1">
          <table:table-cell table:formula="of:=ROW()-1" office:value-type="float" office:value="9">
            <text:p>9</text:p>
          </table:table-cell>
          <table:table-cell office:value-type="string">
            <text:p>送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
          <table:table-cell table:formula="of:=ROW()-1" office:value-type="float" office:value="10">
            <text:p>10</text:p>
          </table:table-cell>
          <table:table-cell office:value-type="string">
            <text:p>送信サーバ通信方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SMTP固定</text:p>
          </table:table-cell>
          <table:table-cell table:number-columns-repeated="1015"/>
        </table:table-row>
        <table:table-row table:style-name="ro2">
          <table:table-cell table:formula="of:=ROW()-1" office:value-type="float" office:value="11">
            <text:p>11</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587をデフォルト表示</text:p>
          </table:table-cell>
          <table:table-cell table:number-columns-repeated="1015"/>
        </table:table-row>
        <table:table-row table:style-name="ro1">
          <table:table-cell table:formula="of:=ROW()-1" office:value-type="float" office:value="12">
            <text:p>12</text:p>
          </table:table-cell>
          <table:table-cell office:value-type="string">
            <text:p>送信試験用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メール送信試験のための送信先メールアドレス</text:p>
          </table:table-cell>
          <table:table-cell table:number-columns-repeated="1015"/>
        </table:table-row>
        <table:table-row table:style-name="ro5">
          <table:table-cell table:formula="of:=ROW()-1" office:value-type="float" office:value="13">
            <text:p>13</text:p>
          </table:table-cell>
          <table:table-cell office:value-type="string">
            <text:p>送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送信試験用メールアドレスにメールを送信する</text:p>
            <text:p>試験結果はメッセージ表示領域に表示する</text:p>
          </table:table-cell>
          <table:table-cell table:number-columns-repeated="1015"/>
        </table:table-row>
        <table:table-row table:style-name="ro3">
          <table:table-cell table:formula="of:=ROW()-1" office:value-type="float" office:value="14">
            <text:p>14</text:p>
          </table:table-cell>
          <table:table-cell office:value-type="string">
            <text:p>受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受信サーバからメールを取得する</text:p>
            <text:p>取得結果はメッセージ表示領域に表示する</text:p>
          </table:table-cell>
          <table:table-cell table:number-columns-repeated="1015"/>
        </table:table-row>
        <table:table-row table:style-name="ro1">
          <table:table-cell table:formula="of:=ROW()-1" office:value-type="float" office:value="15">
            <text:p>15</text:p>
          </table:table-cell>
          <table:table-cell office:value-type="string">
            <text:p>受信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受信したメッセージを最新一件のみ表示する</text:p>
          </table:table-cell>
          <table:table-cell table:number-columns-repeated="1015"/>
        </table:table-row>
        <table:table-row table:style-name="ro1">
          <table:table-cell table:formula="of:=ROW()-1" office:value-type="float" office:value="16">
            <text:p>16</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入力内容を保存する</text:p>
          </table:table-cell>
          <table:table-cell table:number-columns-repeated="1015"/>
        </table:table-row>
        <table:table-row table:style-name="ro1">
          <table:table-cell/>
          <table:table-cell>
            <draw:frame table:end-cell-address="37ネットワーク設定.I23" table:end-x="3.61cm" table:end-y="0.406cm" draw:z-index="0" draw:style-name="gr18" svg:width="17.707cm" svg:height="2.561cm" svg:x="0.432cm" svg:y="0.314cm">
              <draw:text-box>
                <text:p>概要に記す文字</text:p>
                <text:p text:style-name="P5"><text:span text:style-name="T1">メールクライアント機能に関する設定をします</text:span></text:p>
                <text:p text:style-name="P5"><text:span text:style-name="T1">本システムは、メール受信を契機とした作業開始や、作業終了にともないメール送信などを行うことができます　それらを行う場合、本画面にてメールクライアント機能の設定を行います</text:span></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40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6ユーザ情報"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人員の名称</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の名称</text:p>
            <text:p>管理者の人員詳細の参照権限がある場合のみ遷移できる</text:p>
          </table:table-cell>
          <table:table-cell table:number-columns-repeated="1015"/>
        </table:table-row>
        <table:table-row table:style-name="ro6">
          <table:table-cell table:formula="of:=ROW()-1" office:value-type="float" office:value="4">
            <text:p>4</text:p>
          </table:table-cell>
          <table:table-cell office:value-type="string">
            <text:p>管理者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2"/>
          <table:table-cell office:value-type="string">
            <text:p>あなたのユーザ情報に関わる問い合わせは、こちらのメールアドレスに行います</text:p>
            <text:p>パスワードを忘れた場合もこちらに連絡します</text:p>
          </table:table-cell>
          <table:table-cell table:number-columns-repeated="1014"/>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ログイン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ログインした日時</text:p>
          </table:table-cell>
          <table:table-cell table:number-columns-repeated="1014"/>
          <table:table-cell table:style-name="Default"/>
        </table:table-row>
        <table:table-row table:style-name="ro2">
          <table:table-cell table:formula="of:=ROW()-1" office:value-type="float" office:value="8">
            <text:p>8</text:p>
          </table:table-cell>
          <table:table-cell office:value-type="string">
            <text:p>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イン時のユーザIDとなる</text:p>
          </table:table-cell>
          <table:table-cell table:number-columns-repeated="1015"/>
        </table:table-row>
        <table:table-row table:style-name="ro3">
          <table:table-cell table:formula="of:=ROW()-1" office:value-type="float" office:value="9">
            <text:p>9</text:p>
          </table:table-cell>
          <table:table-cell office:value-type="string">
            <text:p>パスワード更新期限</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今のパスワードを使用できる期限を表示する</text:p>
            <text:p>期限なしの場合は　なし　を表示</text:p>
          </table:table-cell>
          <table:table-cell table:number-columns-repeated="1015"/>
        </table:table-row>
        <table:table-row table:style-name="ro1">
          <table:table-cell table:formula="of:=ROW()-1" office:value-type="float" office:value="10">
            <text:p>10</text:p>
          </table:table-cell>
          <table:table-cell office:value-type="string">
            <text:p>パスワード更新</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パスワード更新画面に遷移する</text:p>
          </table:table-cell>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47統合システム管理"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table:table-cell>
            <draw:custom-shape table:end-cell-address="47統合システム管理.I5" table:end-x="3.686cm" table:end-y="0.242cm" draw:z-index="0" draw:name="吹き出し: 角を丸めた四角形 1" draw:style-name="gr2" draw:text-style-name="P3" svg:width="8.261cm" svg:height="1.207cm" svg:x="0.654cm" svg:y="0.023cm">
              <text:p text:style-name="P2"><text:span text:style-name="T2">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9"/>
        </table:table-row>
        <table:table-row table:style-name="ro1" table:number-rows-repeated="2">
          <table:table-cell table:number-columns-repeated="1024"/>
        </table:table-row>
        <table:table-row table:style-name="ro1">
          <table:table-cell/>
          <table:table-cell table:style-name="ce6" office:value-type="string">
            <text:p>※顧客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47統合システム管理.I13" table:end-x="2.905cm" table:end-y="0.108cm" draw:z-index="1" draw:style-name="gr18" svg:width="17.707cm" svg:height="2.561cm" svg:x="0.001cm" svg:y="0.016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8顧客詳細"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table:style-name="ce6"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顧客の名称</text:p>
            <text:p>登録、更新時に入力必須</text:p>
          </table:table-cell>
          <table:table-cell office:value-type="string">
            <text:p>顧客の名称を入力します</text:p>
          </table:table-cell>
          <table:table-cell table:number-columns-repeated="1013"/>
          <table:table-cell table:style-name="Default"/>
        </table:table-row>
        <table:table-row table:style-name="ro2">
          <table:table-cell table:formula="of:=ROW()-1" office:value-type="float" office:value="2">
            <text:p>2</text:p>
          </table:table-cell>
          <table:table-cell table:style-name="ce6"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DB登録時に割り振られた番号</text:p>
          </table:table-cell>
          <table:table-cell table:number-columns-repeated="1014"/>
          <table:table-cell table:style-name="Default"/>
        </table:table-row>
        <table:table-row table:style-name="ro1">
          <table:table-cell table:formula="of:=ROW()-1" office:value-type="float" office:value="3">
            <text:p>3</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5">
            <text:p>5</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3"/>
          <table:table-cell table:style-name="Default"/>
        </table:table-row>
        <table:table-row table:style-name="ro3">
          <table:table-cell table:formula="of:=ROW()-1" office:value-type="float" office:value="6">
            <text:p>6</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終了する日</text:p>
            <text:p>新規登録時には、なしを設定</text:p>
          </table:table-cell>
          <table:table-cell office:value-type="string">
            <text:p>運用終了日が「なし」なら、終了日は未定になります</text:p>
          </table:table-cell>
          <table:table-cell table:number-columns-repeated="1013"/>
          <table:table-cell table:style-name="Default"/>
        </table:table-row>
        <table:table-row table:style-name="ro1">
          <table:table-cell table:formula="of:=ROW()-1" office:value-type="float" office:value="7">
            <text:p>7</text:p>
          </table:table-cell>
          <table:table-cell table:style-name="ce6"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6" office:value-type="string">
            <text:p>コード一覧の顧客状態から選択</text:p>
          </table:table-cell>
          <table:table-cell office:value-type="string">
            <text:p>顧客の状態を選択します</text:p>
          </table:table-cell>
          <table:table-cell table:number-columns-repeated="1013"/>
          <table:table-cell table:style-name="Default"/>
        </table:table-row>
        <table:table-row table:style-name="ro1">
          <table:table-cell table:formula="of:=ROW()-1" office:value-type="float" office:value="8">
            <text:p>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1024">
            <text:p>1024</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9">
            <text:p>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3"/>
          <table:table-cell table:style-name="Default"/>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48顧客詳細.I18" table:end-x="3.255cm" table:end-y="0.434cm" draw:z-index="0" draw:style-name="gr18" svg:width="17.707cm" svg:height="2.561cm" svg:x="0.351cm" svg:y="0.342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49顧客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詳細に遷移する</text:p>
            <text:p>顧客名称を表示する</text:p>
          </table:table-cell>
          <table:table-cell table:number-columns-repeated="1015"/>
        </table:table-row>
        <table:table-row table:style-name="ro3">
          <table:table-cell table:formula="of:=ROW()-1" office:value-type="float" office:value="3">
            <text:p>3</text:p>
          </table:table-cell>
          <table:table-cell office:value-type="string">
            <text:p>状態</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情報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顧客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b0年月日時刻入力"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7">2021/07/27</text:date>, <text:time>16:15:57</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27T16:15:57.01</dc:date>
    <meta:editing-duration>P2DT19H25M5S</meta:editing-duration>
    <meta:editing-cycles>235</meta:editing-cycles>
    <meta:document-statistic meta:table-count="44" meta:cell-count="3932" meta:object-count="36"/>
  </office:meta>
</office:document-meta>
</file>